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style="italic" style:font-style-asian="italic" style:font-style-complex="italic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2:.G26];&quot;banca sella&quot;)" office:value-type="currency" office:currency="EUR" office:value="98934.84">
            <text:p>€ 98.934,84</text:p>
          </table:table-cell>
          <table:table-cell table:style-name="ce9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G2:.G26];[.A31];[.I2:.I26];1);COUNTIFS([.G2:.G26];[.A31];[.J2:.J26];1))" office:value-type="float" office:value="4">
            <text:p>4</text:p>
          </table:table-cell>
          <table:table-cell table:style-name="ce17" table:formula="of:=SUMIFS([.D2:.D26];[.G2:.G26];&quot;banca sella&quot;;[.I2:.I26];OR([.I2:.I26];[.J2:.J26]))" office:value-type="currency" office:currency="EUR" office:value="51644.25">
            <text:p>€ 51.644,25</text:p>
          </table:table-cell>
          <table:table-cell table:style-name="ce19" table:formula="of:=[.B31]-[.E31]" office:value-type="currency" office:currency="EUR" office:value="47290.59">
            <text:p>€ 47.290,59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G2:.G26];&quot;intesa san paolo&quot;)" office:value-type="currency" office:currency="EUR" office:value="109536.36">
            <text:p>€ 109.536,36</text:p>
          </table:table-cell>
          <table:table-cell table:style-name="ce9" table:formula="of:=AVERAGEIFS([.$D$2:.$D$26];[.$G$2:.$G$26];[.A32])" office:value-type="currency" office:currency="EUR" office:value="15648.0514285714">
            <text:p>€ 15.648,05</text:p>
          </table:table-cell>
          <table:table-cell table:style-name="ce15" table:formula="of:=SUM(COUNTIFS([.G2:.G26];[.A32];[.I2:.I26];1);COUNTIFS([.G2:.G26];[.A32];[.J2:.J26];1))" office:value-type="float" office:value="4">
            <text:p>4</text:p>
          </table:table-cell>
          <table:table-cell table:style-name="ce17" table:formula="of:=SUMIFS([.D2:.D26];[.G2:.G26];&quot;intesa san paolo&quot;;[.I2:.I26];OR([.I2:.I26];[.J2:.J26]))" office:value-type="currency" office:currency="EUR" office:value="71068.35">
            <text:p>€ 71.068,35</text:p>
          </table:table-cell>
          <table:table-cell table:style-name="ce19" table:formula="of:=[.B32]-[.E32]" office:value-type="currency" office:currency="EUR" office:value="38468.01">
            <text:p>€ 38.468,0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G2:.G26];&quot;unicredit&quot;)" office:value-type="currency" office:currency="EUR" office:value="94498.45">
            <text:p>€ 94.498,45</text:p>
          </table:table-cell>
          <table:table-cell table:style-name="ce9" table:formula="of:=AVERAGEIFS([.$D$2:.$D$26];[.$G$2:.$G$26];[.A33])" office:value-type="currency" office:currency="EUR" office:value="10499.8277777778">
            <text:p>€ 10.499,83</text:p>
          </table:table-cell>
          <table:table-cell table:style-name="ce15" table:formula="of:=SUM(COUNTIFS([.G2:.G26];[.A33];[.I2:.I26];1);COUNTIFS([.G2:.G26];[.A33];[.J2:.J26];1))" office:value-type="float" office:value="3">
            <text:p>3</text:p>
          </table:table-cell>
          <table:table-cell table:style-name="ce17" table:formula="of:=SUMIFS([.D2:.D26];[.G2:.G26];&quot;unicredit&quot;;[.I2:.I26];OR([.I2:.I26];[.J2:.J26]))" office:value-type="currency" office:currency="EUR" office:value="48722.1">
            <text:p>€ 48.722,10</text:p>
          </table:table-cell>
          <table:table-cell table:style-name="ce19" table:formula="of:=[.B33]-[.E33]" office:value-type="currency" office:currency="EUR" office:value="45776.35">
            <text:p>€ 45.776,35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43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42:17.41</dc:date>
    <meta:editing-duration>PT1H55M19S</meta:editing-duration>
    <meta:editing-cycles>8</meta:editing-cycles>
    <meta:document-statistic meta:table-count="1" meta:cell-count="284" meta:object-count="0"/>
  </office:meta>
</office:document-meta>
</file>